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1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2.72mm"/>
    </style:style>
    <style:style style:name="co6" style:family="table-column">
      <style:table-column-properties fo:break-before="auto" style:column-width="19.7mm"/>
    </style:style>
    <style:style style:name="co7" style:family="table-column">
      <style:table-column-properties fo:break-before="auto" style:column-width="31.68mm"/>
    </style:style>
    <style:style style:name="co8" style:family="table-column">
      <style:table-column-properties fo:break-before="auto" style:column-width="224.72mm"/>
    </style:style>
    <style:style style:name="co9" style:family="table-column">
      <style:table-column-properties fo:break-before="auto" style:column-width="110.05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124.27mm"/>
    </style:style>
    <style:style style:name="co12" style:family="table-column">
      <style:table-column-properties fo:break-before="auto" style:column-width="33.8mm"/>
    </style:style>
    <style:style style:name="co13" style:family="table-column">
      <style:table-column-properties fo:break-before="auto" style:column-width="22.26mm"/>
    </style:style>
    <style:style style:name="co14" style:family="table-column">
      <style:table-column-properties fo:break-before="auto" style:column-width="15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st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campo_id</text:p>
          </table:table-cell>
          <table:table-cell table:style-name="ce1" office:value-type="string" calcext:value-type="string">
            <text:p>tipo_estacion_id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1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-12.084784" calcext:value-type="float">
            <text:p>-12.084784</text:p>
          </table:table-cell>
          <table:table-cell office:value-type="float" office:value="-76.946172" calcext:value-type="float">
            <text:p>-76.94617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2];&quot;::&quot;;[.B2];&quot;::&quot;;[.C2];&quot;::&quot;;[.D2];&quot;::&quot;;[.E2];&quot;::&quot;;[.F2];&quot;::&quot;;[.G2])" office:value-type="string" office:string-value="Estación Molina 1::Lorem ipsum dolor sit amet, consectetuer adipiscing elit. Aenean commodo ligula::-12.084784::-76.946172::240::5::1" calcext:value-type="string">
            <text:p>Estación Molina 1::Lorem ipsum dolor sit amet, consectetuer adipiscing elit. Aenean commodo ligula::-12.084784::-76.946172::240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-12.085529" calcext:value-type="float">
            <text:p>-12.085529</text:p>
          </table:table-cell>
          <table:table-cell office:value-type="float" office:value="-76.946805" calcext:value-type="float">
            <text:p>-76.946805</text:p>
          </table:table-cell>
          <table:table-cell office:value-type="float" office:value="240.5" calcext:value-type="float">
            <text:p>24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];&quot;::&quot;;[.B3];&quot;::&quot;;[.C3];&quot;::&quot;;[.D3];&quot;::&quot;;[.E3];&quot;::&quot;;[.F3];&quot;::&quot;;[.G3])" office:value-type="string" office:string-value="Estación Molina 2::Nullam dictum felis eu pede mollis pretium. Integer tincidunt. Cras dapibus::-12.085529::-76.946805::240.5::5::2" calcext:value-type="string">
            <text:p>Estación Molina 2::Nullam dictum felis eu pede mollis pretium. Integer tincidunt. Cras dapibus::-12.085529::-76.946805::240.5::5: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Molina 2</text:p>
          </table:table-cell>
          <table:table-cell office:value-type="string" calcext:value-type="string">
            <text:p>Tincidunt tempus. Donec vitae sapien ut libero venenatis faucibus. </text:p>
          </table:table-cell>
          <table:table-cell office:value-type="float" office:value="-12.086347" calcext:value-type="float">
            <text:p>-12.086347</text:p>
          </table:table-cell>
          <table:table-cell office:value-type="float" office:value="-76.945442" calcext:value-type="float">
            <text:p>-76.945442</text:p>
          </table:table-cell>
          <table:table-cell office:value-type="float" office:value="239.9" calcext:value-type="float">
            <text:p>239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4];&quot;::&quot;;[.B4];&quot;::&quot;;[.C4];&quot;::&quot;;[.D4];&quot;::&quot;;[.E4];&quot;::&quot;;[.F4];&quot;::&quot;;[.G4])" office:value-type="string" office:string-value="Estación Molina 2::Tincidunt tempus. Donec vitae sapien ut libero venenatis faucibus. ::-12.086347::-76.945442::239.9::5::1" calcext:value-type="string">
            <text:p>Estación Molina 2::Tincidunt tempus. Donec vitae sapien ut libero venenatis faucibus. ::-12.086347::-76.945442::239.9::5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1</text:p>
          </table:table-cell>
          <table:table-cell office:value-type="string" calcext:value-type="string">
            <text:p>Aenean imperdiet. Etiam</text:p>
          </table:table-cell>
          <table:table-cell office:value-type="float" office:value="-12.073265" calcext:value-type="float">
            <text:p>-12.073265</text:p>
          </table:table-cell>
          <table:table-cell office:value-type="float" office:value="-75.193691" calcext:value-type="float">
            <text:p>-75.193691</text:p>
          </table:table-cell>
          <table:table-cell office:value-type="float" office:value="3276.4" calcext:value-type="float">
            <text:p>3276.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CONCATENATE([.A5];&quot;::&quot;;[.B5];&quot;::&quot;;[.C5];&quot;::&quot;;[.D5];&quot;::&quot;;[.E5];&quot;::&quot;;[.F5];&quot;::&quot;;[.G5])" office:value-type="string" office:string-value="Estación Huancayo 1::Aenean imperdiet. Etiam::-12.073265::-75.193691::3276.4::129::1" calcext:value-type="string">
            <text:p>Estación Huancayo 1::Aenean imperdiet. Etiam::-12.073265::-75.193691::3276.4::129: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ción Huancayo 2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-12.077294" calcext:value-type="float">
            <text:p>-12.077294</text:p>
          </table:table-cell>
          <table:table-cell office:value-type="float" office:value="-75.191631" calcext:value-type="float">
            <text:p>-75.191631</text:p>
          </table:table-cell>
          <table:table-cell office:value-type="float" office:value="3267.2" calcext:value-type="float">
            <text:p>3267.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formula="of:=CONCATENATE([.A6];&quot;::&quot;;[.B6];&quot;::&quot;;[.C6];&quot;::&quot;;[.D6];&quot;::&quot;;[.E6];&quot;::&quot;;[.F6];&quot;::&quot;;[.G6])" office:value-type="string" office:string-value="Estación Huancayo 2::Sed consequat, leo eget bibendum sodales, augue velit cursus nunc, ::-12.077294::-75.191631::3267.2::129::2" calcext:value-type="string">
            <text:p>Estación Huancayo 2::Sed consequat, leo eget bibendum sodales, augue velit cursus nunc, ::-12.077294::-75.191631::3267.2::129::2</text:p>
          </table:table-cell>
          <table:table-cell table:number-columns-repeated="2"/>
        </table:table-row>
      </table:table>
      <table:table table:name="senso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unidad_medida_id</text:p>
          </table:table-cell>
          <table:table-cell table:style-name="ce1" office:value-type="string" calcext:value-type="string">
            <text:p>estacion_id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Sensor Molina 1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2];&quot;::&quot;;[.B2];&quot;::&quot;;[.C2];&quot;::&quot;;[.D2])" office:value-type="string" office:string-value="Sensor Molina 1::Lorem ipsum dolor sit amet, consectetuer adipiscing elit. Aenean commodo ligula::1::1" calcext:value-type="string">
            <text:p>Sensor Molina 1::Lorem ipsum dolor sit amet, consectetuer adipiscing elit. Aenean commodo ligula::1::1</text:p>
          </table:table-cell>
        </table:table-row>
        <table:table-row table:style-name="ro1">
          <table:table-cell office:value-type="string" calcext:value-type="string">
            <text:p>Sensor Molina 2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[.A3];&quot;::&quot;;[.B3];&quot;::&quot;;[.C3];&quot;::&quot;;[.D3])" office:value-type="string" office:string-value="Sensor Molina 2::Nullam dictum felis eu pede mollis pretium. Integer tincidunt. Cras dapibus::2::2" calcext:value-type="string">
            <text:p>Sensor Molina 2::Nullam dictum felis eu pede mollis pretium. Integer tincidunt. Cras dapibus::2::2</text:p>
          </table:table-cell>
        </table:table-row>
        <table:table-row table:style-name="ro1">
          <table:table-cell office:value-type="string" calcext:value-type="string">
            <text:p>Sensor Molina 3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4];&quot;::&quot;;[.B4];&quot;::&quot;;[.C4];&quot;::&quot;;[.D4])" office:value-type="string" office:string-value="Sensor Molina 3::Lorem ipsum dolor sit amet, consectetuer adipiscing elit. Aenean commodo ligula::1::3" calcext:value-type="string">
            <text:p>Sensor Molina 3::Lorem ipsum dolor sit amet, consectetuer adipiscing elit. Aenean commodo ligula::1::3</text:p>
          </table:table-cell>
        </table:table-row>
        <table:table-row table:style-name="ro1">
          <table:table-cell office:value-type="string" calcext:value-type="string">
            <text:p>Sensor Molina 4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5];&quot;::&quot;;[.B5];&quot;::&quot;;[.C5];&quot;::&quot;;[.D5])" office:value-type="string" office:string-value="Sensor Molina 4::Nullam dictum felis eu pede mollis pretium. Integer tincidunt. Cras dapibus::2::1" calcext:value-type="string">
            <text:p>Sensor Molina 4::Nullam dictum felis eu pede mollis pretium. Integer tincidunt. Cras dapibus::2::1</text:p>
          </table:table-cell>
        </table:table-row>
        <table:table-row table:style-name="ro1">
          <table:table-cell office:value-type="string" calcext:value-type="string">
            <text:p>Sensor Molina 5</text:p>
          </table:table-cell>
          <table:table-cell office:value-type="string" calcext:value-type="string">
            <text:p>Tincidunt tempus. Donec vitae sapien ut libero venenatis faucibus.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6];&quot;::&quot;;[.B6];&quot;::&quot;;[.C6];&quot;::&quot;;[.D6])" office:value-type="string" office:string-value="Sensor Molina 5::Tincidunt tempus. Donec vitae sapien ut libero venenatis faucibus. ::1::2" calcext:value-type="string">
            <text:p>Sensor Molina 5::Tincidunt tempus. Donec vitae sapien ut libero venenatis faucibus. ::1::2</text:p>
          </table:table-cell>
        </table:table-row>
        <table:table-row table:style-name="ro1">
          <table:table-cell office:value-type="string" calcext:value-type="string">
            <text:p>Sensor Molina 6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7];&quot;::&quot;;[.B7];&quot;::&quot;;[.C7];&quot;::&quot;;[.D7])" office:value-type="string" office:string-value="Sensor Molina 6::Lorem ipsum dolor sit amet, consectetuer adipiscing elit. Aenean commodo ligula::2::3" calcext:value-type="string">
            <text:p>Sensor Molina 6::Lorem ipsum dolor sit amet, consectetuer adipiscing elit. Aenean commodo ligula::2::3</text:p>
          </table:table-cell>
        </table:table-row>
        <table:table-row table:style-name="ro1">
          <table:table-cell office:value-type="string" calcext:value-type="string">
            <text:p>Sensor Molina 7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A8];&quot;::&quot;;[.B8];&quot;::&quot;;[.C8];&quot;::&quot;;[.D8])" office:value-type="string" office:string-value="Sensor Molina 7::Nullam dictum felis eu pede mollis pretium. Integer tincidunt. Cras dapibus::1::1" calcext:value-type="string">
            <text:p>Sensor Molina 7::Nullam dictum felis eu pede mollis pretium. Integer tincidunt. Cras dapibus::1::1</text:p>
          </table:table-cell>
        </table:table-row>
        <table:table-row table:style-name="ro1">
          <table:table-cell office:value-type="string" calcext:value-type="string">
            <text:p>Sensor Molina 8</text:p>
          </table:table-cell>
          <table:table-cell office:value-type="string" calcext:value-type="string">
            <text:p>Tincidunt tempus. Donec vitae sapien ut libero venenatis faucibus.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[.A9];&quot;::&quot;;[.B9];&quot;::&quot;;[.C9];&quot;::&quot;;[.D9])" office:value-type="string" office:string-value="Sensor Molina 8::Tincidunt tempus. Donec vitae sapien ut libero venenatis faucibus. ::2::2" calcext:value-type="string">
            <text:p>Sensor Molina 8::Tincidunt tempus. Donec vitae sapien ut libero venenatis faucibus. ::2::2</text:p>
          </table:table-cell>
        </table:table-row>
        <table:table-row table:style-name="ro1">
          <table:table-cell office:value-type="string" calcext:value-type="string">
            <text:p>Sensor Molina 9</text:p>
          </table:table-cell>
          <table:table-cell office:value-type="string" calcext:value-type="string">
            <text:p>Lorem ipsum dolor sit amet, consectetuer adipiscing elit. Aenean commodo ligu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10];&quot;::&quot;;[.B10];&quot;::&quot;;[.C10];&quot;::&quot;;[.D10])" office:value-type="string" office:string-value="Sensor Molina 9::Lorem ipsum dolor sit amet, consectetuer adipiscing elit. Aenean commodo ligula::1::3" calcext:value-type="string">
            <text:p>Sensor Molina 9::Lorem ipsum dolor sit amet, consectetuer adipiscing elit. Aenean commodo ligula::1::3</text:p>
          </table:table-cell>
        </table:table-row>
        <table:table-row table:style-name="ro1">
          <table:table-cell office:value-type="string" calcext:value-type="string">
            <text:p>Sensor Molina 10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A11];&quot;::&quot;;[.B11];&quot;::&quot;;[.C11];&quot;::&quot;;[.D11])" office:value-type="string" office:string-value="Sensor Molina 10::Nullam dictum felis eu pede mollis pretium. Integer tincidunt. Cras dapibus::2::1" calcext:value-type="string">
            <text:p>Sensor Molina 10::Nullam dictum felis eu pede mollis pretium. Integer tincidunt. Cras dapibus::2::1</text:p>
          </table:table-cell>
        </table:table-row>
        <table:table-row table:style-name="ro1">
          <table:table-cell office:value-type="string" calcext:value-type="string">
            <text:p>Sensor Molina 11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12];&quot;::&quot;;[.B12];&quot;::&quot;;[.C12];&quot;::&quot;;[.D12])" office:value-type="string" office:string-value="Sensor Molina 11::Nullam dictum felis eu pede mollis pretium. Integer tincidunt. Cras dapibus::1::2" calcext:value-type="string">
            <text:p>Sensor Molina 11::Nullam dictum felis eu pede mollis pretium. Integer tincidunt. Cras dapibus::1::2</text:p>
          </table:table-cell>
        </table:table-row>
        <table:table-row table:style-name="ro1">
          <table:table-cell office:value-type="string" calcext:value-type="string">
            <text:p>Sensor Molina 12</text:p>
          </table:table-cell>
          <table:table-cell office:value-type="string" calcext:value-type="string">
            <text:p>Nullam dictum felis eu pede mollis pretium. Integer tincidunt. Cras dapib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3];&quot;::&quot;;[.B13];&quot;::&quot;;[.C13];&quot;::&quot;;[.D13])" office:value-type="string" office:string-value="Sensor Molina 12::Nullam dictum felis eu pede mollis pretium. Integer tincidunt. Cras dapibus::2::3" calcext:value-type="string">
            <text:p>Sensor Molina 12::Nullam dictum felis eu pede mollis pretium. Integer tincidunt. Cras dapibus::2::3</text:p>
          </table:table-cell>
        </table:table-row>
        <table:table-row table:style-name="ro1">
          <table:table-cell office:value-type="string" calcext:value-type="string">
            <text:p>Sensor Huancayo 1</text:p>
          </table:table-cell>
          <table:table-cell office:value-type="string" calcext:value-type="string">
            <text:p>Aenean imperdiet. Eti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14];&quot;::&quot;;[.B14];&quot;::&quot;;[.C14];&quot;::&quot;;[.D14])" office:value-type="string" office:string-value="Sensor Huancayo 1::Aenean imperdiet. Etiam::1::4" calcext:value-type="string">
            <text:p>Sensor Huancayo 1::Aenean imperdiet. Etiam::1::4</text:p>
          </table:table-cell>
        </table:table-row>
        <table:table-row table:style-name="ro1">
          <table:table-cell office:value-type="string" calcext:value-type="string">
            <text:p>Sensor Huancayo 2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5];&quot;::&quot;;[.B15];&quot;::&quot;;[.C15];&quot;::&quot;;[.D15])" office:value-type="string" office:string-value="Sensor Huancayo 2::Sed consequat, leo eget bibendum sodales, augue velit cursus nunc, ::2::5" calcext:value-type="string">
            <text:p>Sensor Huancayo 2::Sed consequat, leo eget bibendum sodales, augue velit cursus nunc, ::2::5</text:p>
          </table:table-cell>
        </table:table-row>
        <table:table-row table:style-name="ro1">
          <table:table-cell office:value-type="string" calcext:value-type="string">
            <text:p>Sensor Huancayo 3</text:p>
          </table:table-cell>
          <table:table-cell office:value-type="string" calcext:value-type="string">
            <text:p>Aenean imperdiet. Eti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16];&quot;::&quot;;[.B16];&quot;::&quot;;[.C16];&quot;::&quot;;[.D16])" office:value-type="string" office:string-value="Sensor Huancayo 3::Aenean imperdiet. Etiam::1::4" calcext:value-type="string">
            <text:p>Sensor Huancayo 3::Aenean imperdiet. Etiam::1::4</text:p>
          </table:table-cell>
        </table:table-row>
        <table:table-row table:style-name="ro1">
          <table:table-cell office:value-type="string" calcext:value-type="string">
            <text:p>Sensor Huancayo 4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7];&quot;::&quot;;[.B17];&quot;::&quot;;[.C17];&quot;::&quot;;[.D17])" office:value-type="string" office:string-value="Sensor Huancayo 4::Sed consequat, leo eget bibendum sodales, augue velit cursus nunc, ::2::5" calcext:value-type="string">
            <text:p>Sensor Huancayo 4::Sed consequat, leo eget bibendum sodales, augue velit cursus nunc, ::2::5</text:p>
          </table:table-cell>
        </table:table-row>
        <table:table-row table:style-name="ro1">
          <table:table-cell office:value-type="string" calcext:value-type="string">
            <text:p>Sensor Huancayo 5</text:p>
          </table:table-cell>
          <table:table-cell office:value-type="string" calcext:value-type="string">
            <text:p>Aenean imperdiet. Eti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18];&quot;::&quot;;[.B18];&quot;::&quot;;[.C18];&quot;::&quot;;[.D18])" office:value-type="string" office:string-value="Sensor Huancayo 5::Aenean imperdiet. Etiam::1::4" calcext:value-type="string">
            <text:p>Sensor Huancayo 5::Aenean imperdiet. Etiam::1::4</text:p>
          </table:table-cell>
        </table:table-row>
        <table:table-row table:style-name="ro1">
          <table:table-cell office:value-type="string" calcext:value-type="string">
            <text:p>Sensor Huancayo 6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9];&quot;::&quot;;[.B19];&quot;::&quot;;[.C19];&quot;::&quot;;[.D19])" office:value-type="string" office:string-value="Sensor Huancayo 6::Sed consequat, leo eget bibendum sodales, augue velit cursus nunc, ::2::5" calcext:value-type="string">
            <text:p>Sensor Huancayo 6::Sed consequat, leo eget bibendum sodales, augue velit cursus nunc, ::2::5</text:p>
          </table:table-cell>
        </table:table-row>
        <table:table-row table:style-name="ro1">
          <table:table-cell office:value-type="string" calcext:value-type="string">
            <text:p>Sensor Huancayo 7</text:p>
          </table:table-cell>
          <table:table-cell office:value-type="string" calcext:value-type="string">
            <text:p>Aenean imperdiet. Eti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20];&quot;::&quot;;[.B20];&quot;::&quot;;[.C20];&quot;::&quot;;[.D20])" office:value-type="string" office:string-value="Sensor Huancayo 7::Aenean imperdiet. Etiam::1::4" calcext:value-type="string">
            <text:p>Sensor Huancayo 7::Aenean imperdiet. Etiam::1::4</text:p>
          </table:table-cell>
        </table:table-row>
        <table:table-row table:style-name="ro1">
          <table:table-cell office:value-type="string" calcext:value-type="string">
            <text:p>Sensor Huancayo 8</text:p>
          </table:table-cell>
          <table:table-cell office:value-type="string" calcext:value-type="string">
            <text:p>Sed consequat, leo eget bibendum sodales, augue velit cursus nunc,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21];&quot;::&quot;;[.B21];&quot;::&quot;;[.C21];&quot;::&quot;;[.D21])" office:value-type="string" office:string-value="Sensor Huancayo 8::Sed consequat, leo eget bibendum sodales, augue velit cursus nunc, ::2::5" calcext:value-type="string">
            <text:p>Sensor Huancayo 8::Sed consequat, leo eget bibendum sodales, augue velit cursus nunc, ::2::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3:30:19.384897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2-12T14:24:30.568184170</dc:date>
    <meta:editing-duration>PT1H15M49S</meta:editing-duration>
    <meta:editing-cycles>14</meta:editing-cycles>
    <meta:generator>LibreOffice/5.1.6.2$Linux_X86_64 LibreOffice_project/10m0$Build-2</meta:generator>
    <meta:document-statistic meta:table-count="2" meta:cell-count="153" meta:object-count="0"/>
  </office:meta>
</office:document-meta>
</file>